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9d4" officeooo:paragraph-rsid="001649d4"/>
    </style:style>
    <style:style style:name="P2" style:family="paragraph" style:parent-style-name="Standard">
      <style:text-properties fo:font-style="normal" style:text-underline-style="solid" style:text-underline-width="auto" style:text-underline-color="font-color" officeooo:rsid="001649d4" officeooo:paragraph-rsid="001649d4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1819e7" officeooo:paragraph-rsid="001819e7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1dc192" officeooo:paragraph-rsid="001dc192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f913c" officeooo:paragraph-rsid="001f913c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1492a" officeooo:paragraph-rsid="0021492a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4aca5" officeooo:paragraph-rsid="0024aca5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85990" officeooo:paragraph-rsid="00285990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f49ed" officeooo:paragraph-rsid="002f49ed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f86f3" officeooo:paragraph-rsid="002f86f3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99e4"/>
    </style:style>
    <style:style style:name="T3" style:family="text">
      <style:text-properties officeooo:rsid="0022f997"/>
    </style:style>
    <style:style style:name="T4" style:family="text">
      <style:text-properties officeooo:rsid="0024aca5"/>
    </style:style>
    <style:style style:name="T5" style:family="text">
      <style:text-properties officeooo:rsid="00255228"/>
    </style:style>
    <style:style style:name="T6" style:family="text">
      <style:text-properties officeooo:rsid="002ac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tt <text:span text:style-name="T1">o</text:span> Straff genom tiderna</text:p>
      <text:p text:style-name="P1">Ungdomshistoria</text:p>
      <text:p text:style-name="P1">Genus <text:span text:style-name="T1">o</text:span> Sexualitetens historia</text:p>
      <text:p text:style-name="P1">?</text:p>
      <text:p text:style-name="P1">?</text:p>
      <text:p text:style-name="P1"/>
      <text:p text:style-name="P2">UPPSATS</text:p>
      <text:p text:style-name="P2"/>
      <text:p text:style-name="P2"/>
      <text:p text:style-name="P3">Tidslinje</text:p>
      <text:p text:style-name="P3"/>
      <text:p text:style-name="P3">Jägare-samlare</text:p>
      <text:p text:style-name="P3">Sumererna <text:span text:style-name="T1">o</text:span> Skriften – <text:span text:style-name="T2">Handel, Arméer, fler yrken</text:span></text:p>
      <text:p text:style-name="P4">Antiken – Grekland <text:span text:style-name="T1">o</text:span> Rom, 1000 f.v.t – 476 (Rom faller)</text:p>
      <text:p text:style-name="P5">Medeltiden 500 – 1400/1500</text:p>
      <text:p text:style-name="P6">Renässansen <text:span text:style-name="T3">1500 – sent 1700-talet, vetenskapliga upptäckter, upplysningen</text:span></text:p>
      <text:p text:style-name="P9">”All men are created equal” - 1766</text:p>
      <text:p text:style-name="P8">Franska revolutionen</text:p>
      <text:p text:style-name="P7">Demokratins framväxt, <text:span text:style-name="T6">industrialiseringen, kolonialismen</text:span> <text:span text:style-name="T5">1850 – 1950</text:span></text:p>
      <text:p text:style-name="P7"/>
      <text:p text:style-name="P7"/>
      <text:p text:style-name="P7"/>
      <text:p text:style-name="P10">Enorma förändringar</text:p>
      <text:p text:style-name="P10">1500, 1750, 1850-19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4:22:02.778000000</dc:date>
    <meta:editing-duration>PT29M58S</meta:editing-duration>
    <meta:editing-cycles>25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7" meta:word-count="61" meta:character-count="471" meta:non-whitespace-character-count="421"/>
  </office:meta>
</office:document-meta>
</file>